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0000000048500000230035EE1C41347417C.jpg" manifest:media-type="image/jpeg"/>
  <manifest:file-entry manifest:full-path="Pictures/100002010000004000000040B8229B5DB2BD0106.png" manifest:media-type="image/png"/>
  <manifest:file-entry manifest:full-path="Pictures/10000201000000400000004028EB2446C2F211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3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3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1" draw:layer="layout" svg:width="1.692cm" svg:height="1.692cm" svg:x="19.923cm" svg:y="8.815cm">
          <draw:image xlink:href="Pictures/100002010000004000000040B8229B5DB2BD0106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5/06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7.136cm" svg:height="0.806cm" svg:x="18.967cm" svg:y="18.899cm">
          <draw:text-box>
            <text:p><text:span text:style-name="T5">Plug to GND Post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7.032cm" svg:y="9.3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6.485cm" svg:y="8.1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6.121cm" svg:y="10.3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6.707cm" svg:y="9.781cm">
          <draw:text-box>
            <text:p><text:span text:style-name="T7">13</text:span></text:p>
          </draw:text-box>
        </draw:frame>
        <draw:frame draw:style-name="gr21" draw:text-style-name="P10" draw:layer="Labels" svg:width="5.925cm" svg:height="0.683cm" svg:x="12.498cm" svg:y="11.345cm">
          <draw:text-box>
            <text:p><text:span text:style-name="T8">Total L= 80mm (Pre-Stripped)</text:span></text:p>
          </draw:text-box>
        </draw:frame>
        <draw:frame draw:style-name="gr22" draw:text-style-name="P11" draw:layer="Labels" svg:width="2.983cm" svg:height="0.827cm" svg:x="6.14cm" svg:y="10.555cm">
          <draw:text-box>
            <text:p><text:span text:style-name="T9">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5" draw:text-style-name="P12" draw:layer="layout" svg:width="0.705cm" svg:height="0.569cm" svg:x="26.314cm" svg:y="20.335cm">
          <draw:text-box>
            <text:p><text:span text:style-name="T10">A</text:span></text:p>
          </draw:text-box>
        </draw:frame>
        <draw:frame draw:style-name="gr26" draw:text-style-name="P13" draw:layer="measurelines" svg:width="2.28cm" svg:height="0.683cm" svg:x="17.786cm" svg:y="9.194cm">
          <draw:text-box>
            <text:p><text:span text:style-name="T11">Strip 5mm</text:span></text:p>
          </draw:text-box>
        </draw:frame>
        <draw:frame draw:style-name="gr27" draw:text-style-name="P13" draw:layer="measurelines" svg:width="2.496cm" svg:height="0.683cm" svg:x="9.767cm" svg:y="9.221cm">
          <draw:text-box>
            <text:p><text:span text:style-name="T11">Strip 5mm</text:span></text:p>
          </draw:text-box>
        </draw:frame>
        <draw:frame draw:style-name="gr28" draw:text-style-name="P14" draw:layer="measurelines" svg:width="4.388cm" svg:height="0.526cm" svg:x="18.986cm" svg:y="20.251cm">
          <draw:text-box>
            <text:p><text:span text:style-name="T12">plug_to_gnd_post_extension.odg</text:span></text:p>
          </draw:text-box>
        </draw:frame>
        <draw:frame draw:style-name="gr29" draw:text-style-name="P12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30" draw:text-style-name="P15" draw:layer="layout" svg:width="7.957cm" svg:height="0.645cm" svg:x="11.56cm" svg:y="10.455cm">
          <draw:text-box>
            <text:p><text:span text:style-name="T13">[EL-WR0124] – 16awg Green w/ yellow stripe</text:span></text:p>
          </draw:text-box>
        </draw:frame>
        <draw:frame draw:style-name="gr22" draw:text-style-name="P11" draw:layer="layout" svg:width="2.983cm" svg:height="0.827cm" svg:x="21.426cm" svg:y="10.02cm">
          <draw:text-box>
            <text:p><text:span text:style-name="T9">[EL-MS0246]</text:span></text:p>
          </draw:text-box>
        </draw:frame>
        <draw:frame draw:style-name="gr31" draw:text-style-name="P4" draw:layer="layout" svg:width="2.161cm" svg:height="0.607cm" svg:x="16.127cm" svg:y="19.013cm">
          <draw:text-box>
            <text:p><text:span text:style-name="T3">05/XX/2016</text:span></text:p>
          </draw:text-box>
        </draw:frame>
        <draw:line draw:style-name="gr32" draw:text-style-name="P1" draw:layer="layout" svg:x1="20.726cm" svg:y1="10.236cm" svg:x2="9.904cm" svg:y2="10.236cm">
          <text:p/>
        </draw:line>
        <draw:line draw:style-name="gr33" draw:text-style-name="P1" draw:layer="layout" svg:x1="20.753cm" svg:y1="10.263cm" svg:x2="9.931cm" svg:y2="10.263cm">
          <text:p/>
        </draw:line>
        <draw:frame draw:style-name="gr34" draw:text-style-name="P16" draw:layer="layout" svg:width="3.808cm" svg:height="0.962cm" svg:x="13.997cm" svg:y="19.815cm">
          <draw:text-box>
            <text:p>EL-HR0068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50:08.114763288</dc:date>
    <meta:editing-duration>P18DT38M45S</meta:editing-duration>
    <meta:editing-cycles>267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48"/>
  </office:meta>
</office:document-meta>
</file>